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Tahoma1" svg:font-family="Tahoma"/>
    <style:font-face style:name="courier new" svg:font-family="'courier new', courier, mono"/>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paragraph-properties style:line-height-at-least="0.2291in" fo:widows="1"/>
      <style:text-properties fo:font-variant="normal" fo:text-transform="none" fo:color="#000000" style:font-name="Helvetica Neue" fo:font-size="11.25pt" fo:letter-spacing="normal" fo:font-style="normal" fo:font-weight="normal"/>
    </style:style>
    <style:style style:name="P2" style:family="paragraph" style:parent-style-name="Text_20_body" style:list-style-name="L3">
      <style:paragraph-properties style:line-height-at-least="0.2291in" fo:widows="1"/>
      <style:text-properties fo:font-variant="normal" fo:text-transform="none" fo:color="#000000" style:font-name="Helvetica Neue" fo:font-size="11.25pt" fo:letter-spacing="normal" fo:font-style="normal" fo:font-weight="normal"/>
    </style:style>
    <style:style style:name="P3" style:family="paragraph" style:parent-style-name="Text_20_body" style:list-style-name="L4">
      <style:paragraph-properties style:line-height-at-least="0.2291in" fo:widows="1"/>
      <style:text-properties fo:font-variant="normal" fo:text-transform="none" fo:color="#000000" style:font-name="Helvetica Neue" fo:font-size="11.25pt" fo:letter-spacing="normal" fo:font-style="normal" fo:font-weight="normal"/>
    </style:style>
    <style:style style:name="P4" style:family="paragraph" style:parent-style-name="Text_20_body" style:list-style-name="L5">
      <style:paragraph-properties style:line-height-at-least="0.2291in" fo:widows="1"/>
      <style:text-properties fo:font-variant="normal" fo:text-transform="none" fo:color="#000000" style:font-name="Helvetica Neue" fo:font-size="11.25pt" fo:letter-spacing="normal" fo:font-style="normal" fo:font-weight="normal"/>
    </style:style>
    <style:style style:name="P5" style:family="paragraph" style:parent-style-name="Text_20_body" style:list-style-name="L6">
      <style:paragraph-properties style:line-height-at-least="0.2291in" fo:widows="1"/>
      <style:text-properties fo:font-variant="normal" fo:text-transform="none" fo:color="#000000" style:font-name="Helvetica Neue" fo:font-size="11.25pt" fo:letter-spacing="normal" fo:font-style="normal" fo:font-weight="normal"/>
    </style:style>
    <style:style style:name="P6" style:family="paragraph" style:parent-style-name="Text_20_body" style:list-style-name="L7">
      <style:paragraph-properties style:line-height-at-least="0.2291in" fo:widows="1"/>
      <style:text-properties fo:font-variant="normal" fo:text-transform="none" fo:color="#000000" style:font-name="Helvetica Neue" fo:font-size="11.25pt" fo:letter-spacing="normal" fo:font-style="normal" fo:font-weight="normal"/>
    </style:style>
    <style:style style:name="P7" style:family="paragraph" style:parent-style-name="Text_20_body" style:list-style-name="L8">
      <style:paragraph-properties style:line-height-at-least="0.2291in" fo:widows="1"/>
      <style:text-properties fo:font-variant="normal" fo:text-transform="none" fo:color="#000000" style:font-name="Helvetica Neue" fo:font-size="11.25pt" fo:letter-spacing="normal" fo:font-style="normal" fo:font-weight="normal"/>
    </style:style>
    <style:style style:name="P8" style:family="paragraph" style:parent-style-name="Text_20_body" style:list-style-name="L9">
      <style:paragraph-properties style:line-height-at-least="0.2291in" fo:widows="1"/>
      <style:text-properties fo:font-variant="normal" fo:text-transform="none" fo:color="#000000" style:font-name="Helvetica Neue" fo:font-size="11.25pt" fo:letter-spacing="normal" fo:font-style="normal" fo:font-weight="normal"/>
    </style:style>
    <style:style style:name="P9" style:family="paragraph" style:parent-style-name="Text_20_body" style:list-style-name="L2">
      <style:paragraph-properties style:line-height-at-least="0.2291in" fo:widows="1"/>
    </style:style>
    <style:style style:name="P10" style:family="paragraph" style:parent-style-name="Text_20_body">
      <style:paragraph-properties fo:margin-left="0in" fo:margin-right="0in" style:line-height-at-least="0.2291in" fo:widows="1" fo:text-indent="0in" style:auto-text-indent="false"/>
    </style:style>
    <style:style style:name="P11" style:family="paragraph" style:parent-style-name="Text_20_body">
      <style:paragraph-properties fo:margin-left="0in" fo:margin-right="0in" style:line-height-at-least="0.2291in" fo:widows="1" fo:text-indent="0in" style:auto-text-indent="false"/>
      <style:text-properties fo:font-variant="normal" fo:text-transform="none" fo:color="#000000" style:font-name="Helvetica Neue" fo:font-size="11.25pt" fo:letter-spacing="normal" fo:font-style="normal" fo:font-weight="bold"/>
    </style:style>
    <style:style style:name="P12" style:family="paragraph" style:parent-style-name="Text_20_body">
      <style:paragraph-properties fo:margin-left="0in" fo:margin-right="0in" style:line-height-at-least="0.2291in" fo:widows="1" fo:text-indent="0in" style:auto-text-indent="false"/>
      <style:text-properties fo:font-variant="normal" fo:text-transform="none" fo:color="#000000" style:font-name="Helvetica Neue" fo:font-size="11.25pt" fo:letter-spacing="normal" fo:font-style="normal" fo:font-weight="normal"/>
    </style:style>
    <style:style style:name="P13" style:family="paragraph" style:parent-style-name="Text_20_body" style:list-style-name="L2">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14" style:family="paragraph" style:parent-style-name="Text_20_body" style:list-style-name="L3">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15" style:family="paragraph" style:parent-style-name="Text_20_body" style:list-style-name="L4">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16" style:family="paragraph" style:parent-style-name="Text_20_body" style:list-style-name="L5">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17" style:family="paragraph" style:parent-style-name="Text_20_body" style:list-style-name="L6">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18" style:family="paragraph" style:parent-style-name="Text_20_body" style:list-style-name="L7">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19" style:family="paragraph" style:parent-style-name="Text_20_body" style:list-style-name="L8">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20" style:family="paragraph" style:parent-style-name="Text_20_body" style:list-style-name="L9">
      <style:paragraph-properties fo:margin-top="0in" fo:margin-bottom="0in" loext:contextual-spacing="false" style:line-height-at-least="0.2291in" fo:widows="1"/>
      <style:text-properties fo:font-variant="normal" fo:text-transform="none" fo:color="#000000" style:font-name="Helvetica Neue" fo:font-size="11.25pt" fo:letter-spacing="normal" fo:font-style="normal" fo:font-weight="normal"/>
    </style:style>
    <style:style style:name="P21" style:family="paragraph" style:parent-style-name="Text_20_body" style:list-style-name="L1">
      <style:paragraph-properties fo:margin-top="0in" fo:margin-bottom="0in" loext:contextual-spacing="false" style:line-height-at-least="0.2291in" fo:widows="1"/>
    </style:style>
    <style:style style:name="P22" style:family="paragraph" style:parent-style-name="Text_20_body" style:list-style-name="L3">
      <style:paragraph-properties fo:margin-top="0in" fo:margin-bottom="0in" loext:contextual-spacing="false" style:line-height-at-least="0.2291in" fo:widows="1"/>
    </style:style>
    <style:style style:name="P23" style:family="paragraph" style:parent-style-name="Heading_20_3">
      <style:text-properties fo:font-variant="normal" fo:text-transform="none" fo:color="#000000" style:font-name="Helvetica Neue" fo:letter-spacing="normal" fo:font-style="normal"/>
    </style:style>
    <style:style style:name="P24" style:family="paragraph" style:parent-style-name="Heading_20_3">
      <style:paragraph-properties fo:margin-left="0in" fo:margin-right="0in" fo:widows="1" fo:text-indent="0in" style:auto-text-indent="false"/>
      <style:text-properties fo:font-variant="normal" fo:text-transform="none" fo:color="#000000" style:font-name="Helvetica Neue" fo:letter-spacing="normal" fo:font-style="normal"/>
    </style:style>
    <style:style style:name="P25" style:family="paragraph" style:parent-style-name="Heading_20_4">
      <style:paragraph-properties fo:margin-left="0in" fo:margin-right="0in" style:line-height-at-least="0.2291in" fo:widows="1" fo:text-indent="0in" style:auto-text-indent="false"/>
      <style:text-properties fo:font-variant="normal" fo:text-transform="none" fo:color="#000000" style:font-name="Helvetica Neue" fo:font-size="11.25pt" fo:letter-spacing="normal" fo:font-style="normal"/>
    </style:style>
    <style:style style:name="T1" style:family="text">
      <style:text-properties fo:font-variant="normal" fo:text-transform="none" fo:color="#000000" style:font-name="Helvetica Neue" fo:font-size="11.25pt" fo:letter-spacing="normal" fo:font-style="normal" fo:font-weight="normal"/>
    </style:style>
    <style:style style:name="T2" style:family="text">
      <style:text-properties fo:font-variant="normal" fo:text-transform="none" fo:color="#000000" style:font-name="courier new" fo:font-size="10.5pt" fo:letter-spacing="normal" fo:font-style="normal" fo:font-weight="normal"/>
    </style:style>
    <style:style style:name="T3" style:family="text">
      <style:text-properties fo:font-weight="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3">SHORTEST PATHS STUDY GUIDE</text:h>
      <text:p text:style-name="P10"/>
      <text:p text:style-name="P11">Graph Representation</text:p>
      <text:list xml:id="list1664535287074609899" text:style-name="L1">
        <text:list-item>
          <text:p text:style-name="P21"><text:span text:style-name="T1">Use </text:span><text:span text:style-name="Teletype"><text:span text:style-name="T2">DirectedEdge</text:span></text:span><text:span text:style-name="T1"> instead of </text:span><text:span text:style-name="Teletype"><text:span text:style-name="T2">Edge</text:span></text:span><text:span text:style-name="T1">.</text:span></text:p>
        </text:list-item>
        <text:list-item>
          <text:p text:style-name="P1">Adjacency list tracks only edges pointing from vertex.</text:p>
        </text:list-item>
      </text:list>
      <text:p text:style-name="P11">Shortest path representation</text:p>
      <text:list xml:id="list887278173134904938" text:style-name="L2">
        <text:list-item>
          <text:p text:style-name="P13">Can represent shortest path as a tree.</text:p>
        </text:list-item>
        <text:list-item>
          <text:p text:style-name="P9"><text:span text:style-name="T1">In Java, we represent the shortest path tree with two arrays: </text:span><text:span text:style-name="Teletype"><text:span text:style-name="T2">distTo[]</text:span></text:span><text:span text:style-name="T1"> and </text:span><text:span text:style-name="Teletype"><text:span text:style-name="T2">edgeTo[]</text:span></text:span><text:span text:style-name="T1">.</text:span></text:p>
        </text:list-item>
      </text:list>
      <text:p text:style-name="P11">Edge relaxation</text:p>
      <text:list xml:id="list4453674994720014915" text:style-name="L3">
        <text:list-item>
          <text:p text:style-name="P22"><text:span text:style-name="T1">What does it mean to relax an edge? Update shortest path tree (</text:span><text:span text:style-name="Teletype"><text:span text:style-name="T2">edgeTo[]</text:span></text:span><text:span text:style-name="T1"> and </text:span><text:span text:style-name="Teletype"><text:span text:style-name="T2">distTo[]</text:span></text:span><text:span text:style-name="T1">) to reflect the information contained in that edge. What does it mean to relax a vertex?</text:span></text:p>
        </text:list-item>
        <text:list-item>
          <text:p text:style-name="P14">The code for relax should be second nature.</text:p>
        </text:list-item>
        <text:list-item>
          <text:p text:style-name="P14">What are the shortest paths optimality conditions? Why is it true?</text:p>
        </text:list-item>
        <text:list-item>
          <text:p text:style-name="P2">What is the generic shortest path algorithm? Why does it always eventually get the right answer?</text:p>
        </text:list-item>
      </text:list>
      <text:p text:style-name="P12"><text:span text:style-name="T3">Manually performing Dijkstra's algorithm, Acyclic Shortest Paths algorithm, and Bellman-Ford algorithm.</text:span>These should be very easy to manully execute.</text:p>
      <text:p text:style-name="P11">Dijkstra's algorithm</text:p>
      <text:list xml:id="list8791608424517002950" text:style-name="L4">
        <text:list-item>
          <text:p text:style-name="P15">Edge weights must be nonnegative.</text:p>
        </text:list-item>
        <text:list-item>
          <text:p text:style-name="P15">Relax the vertices in increasing order of distance from s.</text:p>
        </text:list-item>
        <text:list-item>
          <text:p text:style-name="P15">Important invariant: Once a vertex belongs to the shortest path tree, its distTo[] and edgeTo[] entries never change. Why is this invariant true? How does it prove correctness?</text:p>
        </text:list-item>
        <text:list-item>
          <text:p text:style-name="P15">Why is the running time (V + E) log V if we use a binary heap to implement the priority queue? Why do the book and slides just say E log V? If we change our priority queue implementation, how does the running time change</text:p>
        </text:list-item>
        <text:list-item>
          <text:p text:style-name="P3">How is Dijkstra's algorithm similar to Prim's algorithm? How is it dffferent?</text:p>
        </text:list-item>
      </text:list>
      <text:p text:style-name="P11">Acyclic shortest paths</text:p>
      <text:list xml:id="list1509386180411338616" text:style-name="L5">
        <text:list-item>
          <text:p text:style-name="P16">Digraph must be a DAG (but edge weights can be positive or negative).</text:p>
        </text:list-item>
        <text:list-item>
          <text:p text:style-name="P16">Relax the vertices in topologial order.</text:p>
        </text:list-item>
        <text:list-item>
          <text:p text:style-name="P16">Why does it work?</text:p>
        </text:list-item>
        <text:list-item>
          <text:p text:style-name="P4">Why is the running time E + V?</text:p>
        </text:list-item>
      </text:list>
      <text:p text:style-name="P11">Bellman-Ford algorithm</text:p>
      <text:list xml:id="list8003092181054903778" text:style-name="L6">
        <text:list-item>
          <text:p text:style-name="P17">Edge-weighted digraph must have no negative cycles.</text:p>
        </text:list-item>
        <text:list-item>
          <text:p text:style-name="P17">Relax all the edges. Then relax them all again. And again. Repeat this V times. You are done.</text:p>
        </text:list-item>
        <text:list-item>
          <text:p text:style-name="P17"><text:soft-page-break/>Running time is obviously E V.</text:p>
        </text:list-item>
        <text:list-item>
          <text:p text:style-name="P5">Proof: After ith relaxation of all E edges, the algorithm has found a path that is at least as short as the shortest path from s to v containing &lt;= i edges. There are at most V-1 edges between any two vertices in the shortest path tree (otherwise it is not a tree).</text:p>
        </text:list-item>
      </text:list>
      <text:h text:style-name="P24" text:outline-level="3">Recommended Problems</text:h>
      <text:h text:style-name="P25" text:outline-level="4">C level</text:h>
      <text:list xml:id="list2102788249487941737" text:style-name="L7">
        <text:list-item>
          <text:p text:style-name="P18">Fall 2009 Final, #4</text:p>
        </text:list-item>
        <text:list-item>
          <text:p text:style-name="P18">Fall 2010 Final, #5</text:p>
        </text:list-item>
        <text:list-item>
          <text:p text:style-name="P6">Textbook 4.3.1 and 4.4.1</text:p>
        </text:list-item>
      </text:list>
      <text:h text:style-name="P25" text:outline-level="4">B level</text:h>
      <text:list xml:id="list8990509288696649155" text:style-name="L8">
        <text:list-item>
          <text:p text:style-name="P19">Spring 2008 Final, #11 (this should be very easy if you've done Seam Carving!)</text:p>
        </text:list-item>
        <text:list-item>
          <text:p text:style-name="P19">Fall 2011 Final, #4</text:p>
        </text:list-item>
        <text:list-item>
          <text:p text:style-name="P19">Spring 2012 Final, #5</text:p>
        </text:list-item>
        <text:list-item>
          <text:p text:style-name="P19">Fall 2012 Final, #5</text:p>
        </text:list-item>
        <text:list-item>
          <text:p text:style-name="P19">Think about how to solve the undirected version of the shortest paths problem. Why is it easy for graphs with positive edge weights? Why is it hard if we include negative edge weights?</text:p>
        </text:list-item>
        <text:list-item>
          <text:p text:style-name="P19">Textbook 4.4.25</text:p>
        </text:list-item>
        <text:list-item>
          <text:p text:style-name="P19">Since Prim's algorithm and Dijkstra's algorithm are so similar, why do we need to check for cycles in Prim's, but not in Dijkstra's?</text:p>
        </text:list-item>
        <text:list-item>
          <text:p text:style-name="P7">Textbook 4.4.42 and 4.4.44</text:p>
        </text:list-item>
      </text:list>
      <text:h text:style-name="P25" text:outline-level="4">A level</text:h>
      <text:list xml:id="list8505303188794344671" text:style-name="L9">
        <text:list-item>
          <text:p text:style-name="P20">Fall 2008 Final, #11 (I remember getting asked this at a career fair as a freshman!)</text:p>
        </text:list-item>
        <text:list-item>
          <text:p text:style-name="P20">Textbook 4.4.34</text:p>
        </text:list-item>
        <text:list-item>
          <text:p text:style-name="P8">Textbook 4.4.37</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Tahoma1" svg:font-family="Tahoma"/>
    <style:font-face style:name="courier new" svg:font-family="'courier new', courier, mono"/>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4S</meta:editing-duration>
    <meta:editing-cycles>4</meta:editing-cycles>
    <meta:generator>LibreOffice/4.3.5.2$Windows_x86 LibreOffice_project/3a87456aaa6a95c63eea1c1b3201acedf0751bd5</meta:generator>
    <dc:date>2015-01-20T16:15:27.271000000</dc:date>
    <meta:document-statistic meta:table-count="0" meta:image-count="0" meta:object-count="0" meta:page-count="2" meta:paragraph-count="47" meta:word-count="514" meta:character-count="2806" meta:non-whitespace-character-count="2374"/>
    <meta:user-defined meta:name="Info 1"/>
    <meta:user-defined meta:name="Info 2"/>
    <meta:user-defined meta:name="Info 3"/>
    <meta:user-defined meta:name="Info 4"/>
  </office:meta>
</office:document-meta>
</file>